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06in" fo:margin-left="0in" fo:margin-right="-0.0056in" table:align="margins"/>
    </style:style>
    <style:style style:name="Table1.A" style:family="table-column">
      <style:table-column-properties style:column-width="6.4444in" style:rel-column-width="60938*"/>
    </style:style>
    <style:style style:name="Table1.B" style:family="table-column">
      <style:table-column-properties style:column-width="0.4861in" style:rel-column-width="459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2.0694in" table:align="left"/>
    </style:style>
    <style:style style:name="Table2.A" style:family="table-column">
      <style:table-column-properties style:column-width="2.0694in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9306in" fo:margin-left="0in" fo:margin-right="-0.0056in" table:align="margins"/>
    </style:style>
    <style:style style:name="Table4.A" style:family="table-column">
      <style:table-column-properties style:column-width="1.0417in" style:rel-column-width="9849*"/>
    </style:style>
    <style:style style:name="Table4.B" style:family="table-column">
      <style:table-column-properties style:column-width="0.2083in" style:rel-column-width="1969*"/>
    </style:style>
    <style:style style:name="Table4.C" style:family="table-column">
      <style:table-column-properties style:column-width="2.6389in" style:rel-column-width="24953*"/>
    </style:style>
    <style:style style:name="Table4.D" style:family="table-column">
      <style:table-column-properties style:column-width="3.0417in" style:rel-column-width="28764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306in" fo:margin-left="0in" fo:margin-right="-0.0056in" table:align="margins"/>
    </style:style>
    <style:style style:name="Table5.A" style:family="table-column">
      <style:table-column-properties style:column-width="0.3194in" style:rel-column-width="3020*"/>
    </style:style>
    <style:style style:name="Table5.B" style:family="table-column">
      <style:table-column-properties style:column-width="6.6111in" style:rel-column-width="62515*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Table6" style:family="table">
      <style:table-properties style:width="6.5354in" table:align="margins"/>
    </style:style>
    <style:style style:name="Table6.A" style:family="table-column">
      <style:table-column-properties style:column-width="6.5354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5354in" table:align="margins"/>
    </style:style>
    <style:style style:name="Table7.A" style:family="table-column">
      <style:table-column-properties style:column-width="6.535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6111in" fo:margin-left="0.3236in" fo:margin-right="-0.0097in" table:align="margins"/>
    </style:style>
    <style:style style:name="Table8.A" style:family="table-column">
      <style:table-column-properties style:column-width="6.6111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1" style:family="table-row">
      <style:table-row-properties style:min-row-height="1.375in"/>
    </style:style>
    <style:style style:name="Table9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paragraph-properties>
        <style:tab-stops>
          <style:tab-stop style:position="1.0555in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Table_20_Contents">
      <style:paragraph-properties>
        <style:tab-stops>
          <style:tab-stop style:position="1.0555in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bookmark-start text:name="__DdeLink__2756_1851845632"/>{kejaksaan}<text:bookmark-end text:name="__DdeLink__2756_1851845632"/></text:p>
          </table:table-cell>
          <table:table-cell table:style-name="Table1.A1" office:value-type="string">
            <text:p text:style-name="P1">T-6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“UNTUK KEADILAN”</text:p>
          </table:table-cell>
        </table:table-row>
      </table:table>
      <text:p text:style-name="P9"><text:s text:c="7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{dikeluarkan}, Tanggal {tgl_dikeluarkan}</text:p>
          </table:table-cell>
        </table:table-row>
        <table:table-row>
          <table:table-cell table:style-name="Table4.A1" office:value-type="string">
            <text:p text:style-name="Table_20_Contents">Nomor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nomor}</text:p>
          </table:table-cell>
          <table:table-cell table:style-name="Table4.A1" office:value-type="string">
            <text:p text:style-name="P1">KEPADA YTH :</text:p>
          </table:table-cell>
        </table:table-row>
        <table:table-row>
          <table:table-cell table:style-name="Table4.A1" office:value-type="string">
            <text:p text:style-name="Table_20_Contents">Sifat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P3">{sifat}</text:p>
          </table:table-cell>
          <table:table-cell table:style-name="Table4.A1" office:value-type="string">
            <text:p text:style-name="P1">{kepada}</text:p>
          </table:table-cell>
        </table:table-row>
        <table:table-row>
          <table:table-cell table:style-name="Table4.A1" office:value-type="string">
            <text:p text:style-name="Table_20_Contents">Lampiran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{lampiran}</text:p>
          </table:table-cell>
          <table:table-cell table:style-name="Table4.A1" office:value-type="string">
            <text:p text:style-name="P1">DI-</text:p>
          </table:table-cell>
        </table:table-row>
        <table:table-row>
          <table:table-cell table:style-name="Table4.A1" office:value-type="string">
            <text:p text:style-name="Table_20_Contents">Perihal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Table_20_Contents">Permintaan Perpanjangan</text:p>
            <text:p text:style-name="Table_20_Contents">Penahanan terhadap</text:p>
            <text:p text:style-name="Table_20_Contents">Tersangka/terdakwa</text:p>
          </table:table-cell>
          <table:table-cell table:style-name="Table4.A1" office:value-type="string">
            <text:p text:style-name="Table_20_Contents">{ditempat}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float" office:value="1">
            <text:p text:style-name="P5">1</text:p>
          </table:table-cell>
          <table:table-cell table:style-name="Table5.B1" office:value-type="string">
            <text:p text:style-name="P7">Bersama <text:s/>ini kami kirimkan :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7">Surat perintah penahanan dari {surat_dari} Nomor {nomor_penahanan} Tanggal {tanggal_penahanan}</text:p>
                </table:table-cell>
              </table:table-row>
              <table:table-row>
                <table:table-cell table:style-name="Table6.A1" office:value-type="string">
                  <text:p text:style-name="P7">Surat perpanjangan penahanan kepala kejaksaan negeri {kejaksaan_perpanjangan} Nomor {nomor_perpanjangan} Tanggal {tanggal_perpanjangan} atas nama tersangka {nama_perpanjangan} yang masa penahanannya akan berakhir pada {berakhir_pada_perpanjangan} tanggal {tanggal_berakhir}</text:p>
                </table:table-cell>
              </table:table-row>
              <table:table-row>
                <table:table-cell table:style-name="Table6.A1" office:value-type="string">
                  <text:p text:style-name="P7">{alasan}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e5.A1" office:value-type="float" office:value="2">
            <text:p text:style-name="P5">2</text:p>
          </table:table-cell>
          <table:table-cell table:style-name="Table5.B1" office:value-type="string">
            <text:p text:style-name="P6"><text:span text:style-name="T1">Untuk kepentingan penyidikan/penuntutan kami minta agar penahanan tersangka tersebut diatas dapat diperpanjang selama 30 hari terhitung mulai tanggal {tanggal_mulai} s/d tanggal {tanggal_selesai} (pasal 24 ayat (2), pasal 25 ayat (2) <text:s/>) dan {pasal} pasal 29 ayat (1) KUHAP, karena</text:span> <text:s/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7">{karena}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e5.A1" office:value-type="float" office:value="3">
            <text:p text:style-name="P5">3</text:p>
          </table:table-cell>
          <table:table-cell table:style-name="Table5.B1" office:value-type="string">
            <text:p text:style-name="P8">Sebagai bahan pertimbangan bersama ini kami lampirkan resume perkara yang bersangkutan.</text:p>
          </table:table-cell>
        </table:table-row>
      </table:table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7">Demikian untuk dimaklumi dan mengharap penetapannya.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P2">{kepala}</text:p>
            <text:p text:style-name="P2"/>
            <text:p text:style-name="P2"/>
            <text:p text:style-name="P2"/>
            <text:p text:style-name="P2"/>
            <text:p text:style-name="P2"/>
            <text:p text:style-name="P11">{nama_penandatangan}</text:p>
            <text:p text:style-name="P10">{pangkat}NIP.{nip_penandatangan}</text:p>
          </table:table-cell>
        </table:table-row>
      </table:table>
      <text:p text:style-name="P12">Tembusan </text:p>
      <text:p text:style-name="P12">[!-- BEGIN tembusan --] {urutan_tembusan}. {nama_tembusan}</text:p>
      <text:p text:style-name="P12"><text:bookmark-start text:name="__DdeLink__3789_736866810"/>[!-- END tembusan --]<text:bookmark-end text:name="__DdeLink__3789_7368668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0T09:28:42.72</meta:creation-date>
    <dc:date>2016-06-21T11:13:50.90</dc:date>
    <meta:editing-duration>PT9H58M58S</meta:editing-duration>
    <meta:editing-cycles>28</meta:editing-cycles>
    <meta:generator>OpenOffice/4.1.1$Win32 OpenOffice.org_project/411m6$Build-9775</meta:generator>
    <meta:document-statistic meta:table-count="8" meta:image-count="0" meta:object-count="0" meta:page-count="1" meta:paragraph-count="40" meta:word-count="146" meta:character-count="1206"/>
    <dc:creator>hadi wibowo</dc:creator>
  </office:meta>
</office:document-meta>
</file>